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3" svg:font-family="Arial" style:font-family-generic="swiss"/>
    <style:font-face style:name="Liberation Sans2" svg:font-family="'Liberation Sans'" style:font-family-generic="swiss"/>
    <style:font-face style:name="Arial1" svg:font-family="Arial" style:font-pitch="variable"/>
    <style:font-face style:name="Liberation Sans1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Arial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666666" draw:textarea-horizontal-align="justify" draw:textarea-vertical-align="middle" draw:auto-grow-height="false" fo:min-height="20.75cm" fo:min-width="27.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3.004cm" fo:min-width="2.754cm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 fo:min-height="3.004cm" fo:min-width="2.754cm"/>
    </style:style>
    <style:style style:name="gr5" style:family="graphic" style:parent-style-name="standard">
      <style:graphic-properties draw:stroke="solid" svg:stroke-color="#ffff00" draw:fill="none" draw:textarea-horizontal-align="justify" draw:textarea-vertical-align="middle" draw:auto-grow-height="false" fo:min-height="4.984cm" fo:min-width="14.774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3.004cm" fo:min-width="1.198cm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 fo:min-height="3.004cm" fo:min-width="1.34cm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 fo:min-height="1.306cm" fo:min-width="1.056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1.378cm" fo:min-width="1.127cm"/>
    </style:style>
    <style:style style:name="gr10" style:family="graphic" style:parent-style-name="standard">
      <style:graphic-properties draw:fill="solid" draw:fill-color="#ff0000" draw:textarea-horizontal-align="justify" draw:textarea-vertical-align="middle" draw:auto-grow-height="false" fo:min-height="1.378cm" fo:min-width="1.127cm"/>
    </style:style>
    <style:style style:name="gr11" style:family="graphic" style:parent-style-name="standard">
      <style:graphic-properties draw:fill="solid" draw:fill-color="#ff0000" draw:textarea-horizontal-align="justify" draw:textarea-vertical-align="middle" draw:auto-grow-height="false" fo:min-height="1.378cm" fo:min-width="1.12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1.942cm" fo:min-width="1.692cm"/>
    </style:style>
    <style:style style:name="gr14" style:family="graphic" style:parent-style-name="standard">
      <style:graphic-properties draw:fill="solid" draw:fill-color="#ff0000" draw:textarea-horizontal-align="justify" draw:textarea-vertical-align="middle" draw:auto-grow-height="false" fo:min-height="1.942cm" fo:min-width="1.692cm"/>
    </style:style>
    <style:style style:name="gr15" style:family="graphic" style:parent-style-name="objectwithoutfill">
      <style:graphic-properties draw:stroke="solid" svg:stroke-width="0.3cm" svg:stroke-color="#ff0000" draw:marker-start-width="0.65cm" draw:marker-end="Extrémités_20_de_20_flèche_20_1" draw:marker-end-width="1cm" draw:fill="solid" draw:fill-color="#ff0000" draw:textarea-vertical-align="middle" fo:padding-top="0.225cm" fo:padding-bottom="0.225cm" fo:padding-left="0.35cm" fo:padding-right="0.35cm"/>
    </style:style>
    <style:style style:name="gr16" style:family="graphic" style:parent-style-name="objectwithoutfill">
      <style:graphic-properties draw:stroke="solid" svg:stroke-width="0.3cm" draw:marker-start-width="0.65cm" draw:marker-end="Extrémités_20_de_20_flèche_20_1" draw:marker-end-width="1cm" draw:fill="solid" draw:fill-color="#ffffff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draw:stroke="none" draw:fill="none" draw:fill-color="#ffffff" fo:min-height="3.469cm"/>
      <style:paragraph-properties style:writing-mode="lr-tb"/>
    </style:style>
    <style:style style:name="gr18" style:family="graphic" style:parent-style-name="standard">
      <style:graphic-properties draw:stroke="none" draw:fill="none" draw:fill-color="#ffffff" fo:min-height="4.531cm"/>
      <style:paragraph-properties style:writing-mode="lr-tb"/>
    </style:style>
    <style:style style:name="gr19" style:family="graphic" style:parent-style-name="standard">
      <style:graphic-properties draw:stroke="none" draw:fill="none" draw:fill-color="#ffffff" fo:min-height="0.131cm"/>
      <style:paragraph-properties style:writing-mode="lr-tb"/>
    </style:style>
    <style:style style:name="gr20" style:family="graphic" style:parent-style-name="standard">
      <style:graphic-properties draw:stroke="none" draw:fill="none" draw:fill-color="#ffffff" fo:min-height="4.731cm"/>
      <style:paragraph-properties style:writing-mode="lr-tb"/>
    </style:style>
    <style:style style:name="gr21" style:family="graphic" style:parent-style-name="standard">
      <style:graphic-properties draw:stroke="none" draw:fill="none" draw:fill-color="#ffffff" fo:min-height="5.129cm"/>
      <style:paragraph-properties style:writing-mode="lr-tb"/>
    </style:style>
    <style:style style:name="pr1" style:family="presentation" style:parent-style-name="Standard-title">
      <style:graphic-properties fo:min-height="8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5.047cm"/>
      <style:paragraph-properties style:writing-mode="lr-tb"/>
    </style:style>
    <style:style style:name="pr5" style:family="presentation" style:parent-style-name="Standard-title">
      <style:graphic-properties fo:min-height="25.231cm"/>
      <style:paragraph-properties style:writing-mode="lr-tb"/>
    </style:style>
    <style:style style:name="P1" style:family="paragraph">
      <style:paragraph-properties style:writing-mode="lr-tb"/>
      <style:text-properties fo:color="#000000" loext:opacity="100%" fo:font-size="96pt" fo:font-style="normal" style:font-style-asian="normal" style:font-style-complex="normal"/>
    </style:style>
    <style:style style:name="P2" style:family="paragraph">
      <style:paragraph-properties style:writing-mode="lr-tb"/>
      <style:text-properties fo:color="#000000" loext:opacity="100%" fo:font-size="96pt" fo:font-style="italic" style:font-style-asian="italic" style:font-style-complex="italic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666666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ff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00pt" style:font-size-asian="18pt" style:font-size-complex="18pt"/>
    </style:style>
    <style:style style:name="P9" style:family="paragraph">
      <loext:graphic-properties draw:fill="none" draw:fill-color="#ffffff"/>
      <style:text-properties fo:font-size="100pt" style:font-size-asian="18pt" style:font-size-complex="18pt"/>
    </style:style>
    <style:style style:name="P10" style:family="paragraph">
      <style:paragraph-properties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text-properties fo:color="#ff0000" loext:opacity="100%" fo:font-size="115pt" style:font-size-asian="18pt" style:font-size-complex="18pt"/>
    </style:style>
    <style:style style:name="P13" style:family="paragraph">
      <loext:graphic-properties draw:fill="none" draw:fill-color="#ffffff"/>
      <style:text-properties fo:color="#ff0000" loext:opacity="100%" fo:font-size="115pt" style:font-size-asian="18pt" style:font-size-complex="18pt"/>
    </style:style>
    <style:style style:name="P14" style:family="paragraph">
      <style:text-properties fo:color="#ffffff" loext:opacity="100%" fo:font-size="115pt" style:font-size-asian="18pt" style:font-size-complex="18pt"/>
    </style:style>
    <style:style style:name="P15" style:family="paragraph">
      <loext:graphic-properties draw:fill="none" draw:fill-color="#ffffff"/>
      <style:text-properties fo:color="#ffffff" loext:opacity="100%" fo:font-size="115pt" style:font-size-asian="18pt" style:font-size-complex="18pt"/>
    </style:style>
    <style:style style:name="T1" style:family="text">
      <style:text-properties fo:color="#000000" loext:opacity="100%" fo:font-size="96pt" fo:font-style="normal" style:font-style-asian="normal" style:font-style-complex="normal"/>
    </style:style>
    <style:style style:name="T2" style:family="text">
      <style:text-properties fo:color="#000000" loext:opacity="100%" fo:font-size="96pt" fo:font-style="italic" style:font-style-asian="italic" style:font-style-complex="italic"/>
    </style:style>
    <style:style style:name="T3" style:family="text">
      <style:text-properties fo:color="#ff0000" loext:opacity="100%" style:font-size-asian="18pt" style:font-size-complex="18pt"/>
    </style:style>
    <style:style style:name="T4" style:family="text">
      <style:text-properties fo:color="#ffffff" loext:opacity="100%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8.021cm" svg:height="8cm" svg:x="0.179cm" svg:y="0.1cm" presentation:class="title" presentation:user-transformed="true">
          <draw:text-box>
            <text:p><text:span text:style-name="T1">Questions</text:span><text:span text:style-name="T1"><text:line-break/></text:span><text:span text:style-name="T1">Flash</text:span></text:p>
          </draw:text-box>
        </draw:frame>
        <draw:frame presentation:style-name="pr1" draw:text-style-name="P2" draw:layer="layout" svg:width="28.021cm" svg:height="8cm" svg:x="0cm" svg:y="9cm" presentation:class="title" presentation:user-transformed="true">
          <draw:text-box>
            <text:p><text:span text:style-name="T2">RELATIFS</text:span><text:span text:style-name="T2"><text:line-break/></text:span><text:span text:style-name="T2">(démarrage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8.021cm" svg:height="8cm" svg:x="0.179cm" svg:y="5cm" presentation:class="title" presentation:user-transformed="true">
          <draw:text-box>
            <text:p><text:span text:style-name="T1">Présentation de l’activité 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6cm" svg:height="4.6cm" svg:x="19.2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4.6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.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8.4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6cm" svg:height="4.6cm" svg:x="19.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6cm" svg:height="4.6cm" svg:x="19.2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4.6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.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8.4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6cm" svg:height="4.6cm" svg:x="19.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21.6cm" svg:height="7.4cm" svg:x="3.6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21.6cm" svg:height="7.4cm" svg:x="6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6cm" svg:height="4.6cm" svg:x="16.2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0.8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.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0.8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6cm" svg:height="4.6cm" svg:x="16.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4cm" svg:height="4.6cm" svg:x="15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2.6cm" svg:height="4.6cm" svg:x="13.2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.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.4cm" svg:height="4.6cm" svg:x="15.801cm" svg:y="1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2.6cm" svg:height="4.6cm" svg:x="13.201cm" svg:y="1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6cm" svg:height="4.6cm" svg:x="8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6cm" svg:height="4.6cm" svg:x="1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2cm" svg:height="2.2cm" svg:x="21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2.299cm" svg:height="2.3cm" svg:x="10.499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2.299cm" svg:height="2.3cm" svg:x="3.2cm" svg:y="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2.3cm" svg:height="2.3cm" svg:x="1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2.3cm" svg:height="2.3cm" svg:x="5.09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2.299cm" svg:height="2.3cm" svg:x="10.49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9" draw:layer="layout" svg:width="2.559cm" svg:height="4.192cm" svg:x="16.441cm" svg:y="8.408cm">
          <draw:text-box>
            <text:p text:style-name="P8">=</text:p>
          </draw:text-box>
        </draw:frame>
        <draw:frame draw:style-name="gr12" draw:text-style-name="P9" draw:layer="layout" svg:width="2.559cm" svg:height="4.192cm" svg:x="7.6cm" svg:y="8.208cm">
          <draw:text-box>
            <text:p text:style-name="P8">+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0">
        <office:forms form:automatic-focus="false" form:apply-design-mode="false"/>
        <draw:frame presentation:style-name="pr1" draw:text-style-name="P10" draw:layer="layout" svg:width="28.021cm" svg:height="8cm" svg:x="0.038cm" svg:y="5.29cm" presentation:class="title" presentation:user-transformed="true">
          <draw:text-box>
            <text:p>En piste !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>
        <office:forms form:automatic-focus="false" form:apply-design-mode="false"/>
        <draw:frame presentation:style-name="pr4" draw:text-style-name="P10" draw:layer="layout" svg:width="10.562cm" svg:height="5.047cm" svg:x="0.6cm" svg:y="0.753cm" presentation:class="title" presentation:user-transformed="true">
          <draw:text-box>
            <text:p>Ting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0">
        <office:forms form:automatic-focus="false" form:apply-design-mode="false"/>
        <draw:frame presentation:style-name="pr4" draw:text-style-name="P10" draw:layer="layout" svg:width="10.562cm" svg:height="5.047cm" svg:x="8.4cm" svg:y="7.553cm" presentation:class="title" presentation:user-transformed="true">
          <draw:text-box>
            <text:p>Ting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0">
        <office:forms form:automatic-focus="false" form:apply-design-mode="false"/>
        <draw:frame presentation:style-name="pr4" draw:text-style-name="P10" draw:layer="layout" svg:width="10.562cm" svg:height="5.047cm" svg:x="16.8cm" svg:y="15.2cm" presentation:class="title" presentation:user-transformed="true">
          <draw:text-box>
            <text:p>Ting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0">
        <office:forms form:automatic-focus="false" form:apply-design-mode="false"/>
        <draw:frame presentation:style-name="pr1" draw:text-style-name="P10" draw:layer="layout" svg:width="28.021cm" svg:height="8cm" svg:x="0.038cm" svg:y="5.29cm" presentation:class="title" presentation:user-transformed="true">
          <draw:text-box>
            <text:p>C’est parti !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6cm" svg:height="4.6cm" svg:x="19.2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4.6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.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6cm" svg:height="4.6cm" svg:x="19.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6cm" svg:height="4.6cm" svg:x="14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6cm" svg:height="4.6cm" svg:x="9.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4.6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.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6cm" svg:height="4.6cm" svg:x="19.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6cm" svg:height="4.6cm" svg:x="6.6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6cm" svg:height="4.6cm" svg:x="19.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6cm" svg:height="4.6cm" svg:x="11.8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6cm" svg:height="4.6cm" svg:x="18.8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6cm" svg:height="4.6cm" svg:x="20.6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7.2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7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7.6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6cm" svg:height="4.6cm" svg:x="12.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6cm" svg:height="4.6cm" svg:x="12.2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7.2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7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7.6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6cm" svg:height="4.6cm" svg:x="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7.2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6cm" svg:height="4.6cm" svg:x="7.4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6.2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2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6cm" svg:height="4.6cm" svg:x="20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1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6cm" svg:height="4.6cm" svg:x="21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1.6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1.4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6cm" svg:height="4.6cm" svg:x="5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0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1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6cm" svg:height="4.6cm" svg:x="5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0.6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1.6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1.4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6cm" svg:height="4.6cm" svg:x="11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1.6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1.4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6cm" svg:height="4.6cm" svg:x="0.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1.2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1.2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6cm" svg:height="4.6cm" svg:x="5.4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6cm" svg:height="4.6cm" svg:x="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1.2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1.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6cm" svg:height="4.6cm" svg:x="18.8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6cm" svg:height="4.6cm" svg:x="22.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6cm" svg:height="4.6cm" svg:x="0.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1.2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1.2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6cm" svg:height="4.6cm" svg:x="6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6cm" svg:height="4.6cm" svg:x="6.6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1.2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1.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6cm" svg:height="4.6cm" svg:x="15.8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6cm" svg:height="4.6cm" svg:x="15.8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6cm" svg:height="4.6cm" svg:x="0.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6cm" svg:height="4.6cm" svg:x="11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6cm" svg:height="4.6cm" svg:x="0.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0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1.2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6cm" svg:height="4.6cm" svg:x="12.4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6cm" svg:height="4.6cm" svg:x="6.6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21.4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.2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6cm" svg:height="4.6cm" svg:x="21.8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6cm" svg:height="4.6cm" svg:x="0.4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0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1.2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6cm" svg:height="4.6cm" svg:x="5.8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6cm" svg:height="4.6cm" svg:x="6.6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21.4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.2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6cm" svg:height="4.6cm" svg:x="21.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10.562cm" svg:height="5.047cm" svg:x="9.038cm" svg:y="7.553cm" presentation:class="title" presentation:user-transformed="true">
          <draw:text-box>
            <text:p>0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1T0">
        <office:forms form:automatic-focus="false" form:apply-design-mode="false"/>
        <draw:frame presentation:style-name="pr5" draw:text-style-name="P10" draw:layer="layout" svg:width="22.4cm" svg:height="25.231cm" svg:x="3.2cm" svg:y="-2.539cm" presentation:class="title" presentation:user-transformed="true">
          <draw:text-box>
            <text:p>Défi !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098cm" svg:height="3.098cm" svg:x="0.269cm" svg:y="7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3.098cm" svg:height="3.098cm" svg:x="13.8cm" svg:y="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3.098cm" svg:height="3.098cm" svg:x="12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098cm" svg:height="3.098cm" svg:x="3.906cm" svg:y="1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098cm" svg:height="3.098cm" svg:x="4.445cm" svg:y="10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3.098cm" svg:height="3.098cm" svg:x="10.102cm" svg:y="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3.098cm" svg:height="3.098cm" svg:x="0.808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098cm" svg:height="3.098cm" svg:x="22.902cm" svg:y="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098cm" svg:height="3.098cm" svg:x="18.4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098cm" svg:height="3.098cm" svg:x="22.8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098cm" svg:height="3.098cm" svg:x="18.302cm" svg:y="12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098cm" svg:height="3.098cm" svg:x="22.8cm" svg:y="1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3.098cm" svg:height="3.098cm" svg:x="9.302cm" svg:y="1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3.098cm" svg:height="3.098cm" svg:x="13.502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3.098cm" svg:height="3.098cm" svg:x="23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3.098cm" svg:height="3.098cm" svg:x="23.102cm" svg:y="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3.098cm" svg:height="3.098cm" svg:x="0.502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098cm" svg:height="3.098cm" svg:x="7.8cm" svg:y="4.7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6" draw:layer="layout" svg:width="3.098cm" svg:height="3.098cm" svg:x="13.8cm" svg:y="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3.098cm" svg:height="3.098cm" svg:x="12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098cm" svg:height="3.098cm" svg:x="3.906cm" svg:y="1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098cm" svg:height="3.098cm" svg:x="10.8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3.098cm" svg:height="3.098cm" svg:x="10.102cm" svg:y="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3.098cm" svg:height="3.098cm" svg:x="0.808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098cm" svg:height="3.098cm" svg:x="16.902cm" svg:y="1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098cm" svg:height="3.098cm" svg:x="18.4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098cm" svg:height="3.098cm" svg:x="22.8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098cm" svg:height="3.098cm" svg:x="18.302cm" svg:y="12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098cm" svg:height="3.098cm" svg:x="22.8cm" svg:y="1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3.098cm" svg:height="3.098cm" svg:x="9.302cm" svg:y="1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3.098cm" svg:height="3.098cm" svg:x="13.502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3.098cm" svg:height="3.098cm" svg:x="23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3.098cm" svg:height="3.098cm" svg:x="23.102cm" svg:y="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3.098cm" svg:height="3.098cm" svg:x="0.502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098cm" svg:height="3.098cm" svg:x="18.4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098cm" svg:height="3.098cm" svg:x="22.8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098cm" svg:height="3.098cm" svg:x="18.302cm" svg:y="12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098cm" svg:height="3.098cm" svg:x="22.8cm" svg:y="1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3.098cm" svg:height="3.098cm" svg:x="9.302cm" svg:y="1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3.098cm" svg:height="3.098cm" svg:x="13.502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3.098cm" svg:height="3.098cm" svg:x="23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3.098cm" svg:height="3.098cm" svg:x="23.102cm" svg:y="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3.098cm" svg:height="3.098cm" svg:x="0.502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098cm" svg:height="3.098cm" svg:x="18.4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098cm" svg:height="3.098cm" svg:x="22.8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098cm" svg:height="3.098cm" svg:x="18.302cm" svg:y="12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098cm" svg:height="3.098cm" svg:x="22.8cm" svg:y="1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3.098cm" svg:height="3.098cm" svg:x="15.2cm" svg:y="12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3.098cm" svg:height="3.098cm" svg:x="15.2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3.098cm" svg:height="3.098cm" svg:x="22.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3.098cm" svg:height="3.098cm" svg:x="18.50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3.098cm" svg:height="3.098cm" svg:x="0.502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.098cm" svg:height="3.098cm" svg:x="0.502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.098cm" svg:height="3.098cm" svg:x="12.70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Standard" presentation:presentation-page-layout-name="AL1T0">
        <office:forms form:automatic-focus="false" form:apply-design-mode="false"/>
        <draw:frame presentation:style-name="pr5" draw:text-style-name="P10" draw:layer="layout" svg:width="22.4cm" svg:height="25.231cm" svg:x="3.2cm" svg:y="-2.539cm" presentation:class="title" presentation:user-transformed="true">
          <draw:text-box>
            <text:p>On change un peu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6cm" svg:height="4.6cm" svg:x="6.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6.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6" draw:layer="layout" svg:x1="13cm" svg:y1="6.2cm" svg:x2="17.2cm" svg:y2="6.2cm">
          <text:p/>
        </draw:line>
        <draw:line draw:style-name="gr16" draw:text-style-name="P5" draw:layer="layout" svg:x1="13cm" svg:y1="15.6cm" svg:x2="17.2cm" svg:y2="15.6cm">
          <text:p/>
        </draw:line>
        <draw:frame draw:style-name="gr17" draw:text-style-name="P13" draw:layer="layout" svg:width="5.684cm" svg:height="4.781cm" svg:x="18.916cm" svg:y="3.613cm">
          <draw:text-box>
            <text:p text:style-name="P12"><text:span text:style-name="T3">+1</text:span></text:p>
          </draw:text-box>
        </draw:frame>
        <draw:frame draw:style-name="gr17" draw:text-style-name="P15" draw:layer="layout" svg:width="5.684cm" svg:height="4.781cm" svg:x="20cm" svg:y="13cm">
          <draw:text-box>
            <text:p text:style-name="P14"><text:span text:style-name="T4">-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6cm" svg:height="4.6cm" svg:x="6.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6.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6" draw:layer="layout" svg:x1="13cm" svg:y1="6.2cm" svg:x2="17.2cm" svg:y2="6.2cm">
          <text:p/>
        </draw:line>
        <draw:line draw:style-name="gr16" draw:text-style-name="P5" draw:layer="layout" svg:x1="13cm" svg:y1="15.6cm" svg:x2="17.2cm" svg:y2="15.6cm">
          <text:p/>
        </draw:line>
        <draw:custom-shape draw:style-name="gr4" draw:text-style-name="P6" draw:layer="layout" svg:width="4.6cm" svg:height="4.6cm" svg:x="1.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.4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6cm" svg:height="4.6cm" svg:x="1.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3" draw:layer="layout" svg:width="5.684cm" svg:height="4.781cm" svg:x="18.916cm" svg:y="3.614cm">
          <draw:text-box>
            <text:p text:style-name="P12"><text:span text:style-name="T3">+3</text:span></text:p>
          </draw:text-box>
        </draw:frame>
        <draw:frame draw:style-name="gr17" draw:text-style-name="P15" draw:layer="layout" svg:width="5.684cm" svg:height="4.781cm" svg:x="20cm" svg:y="13.001cm">
          <draw:text-box>
            <text:p text:style-name="P14"><text:span text:style-name="T4">-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Standard" presentation:presentation-page-layout-name="AL1T0">
        <office:forms form:automatic-focus="false" form:apply-design-mode="false"/>
        <draw:frame presentation:style-name="pr5" draw:text-style-name="P10" draw:layer="layout" svg:width="22.4cm" svg:height="25.231cm" svg:x="3.2cm" svg:y="-2.539cm" presentation:class="title" presentation:user-transformed="true">
          <draw:text-box>
            <text:p>C’est<text:line-break/>reparti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3.8cm" svg:y="2.6cm">
          <draw:text-box>
            <text:p text:style-name="P12"><text:span text:style-name="T3">+1</text:span></text:p>
          </draw:text-box>
        </draw:frame>
        <draw:frame draw:style-name="gr17" draw:text-style-name="P13" draw:layer="layout" svg:width="5.684cm" svg:height="4.781cm" svg:x="0.6cm" svg:y="7.8cm">
          <draw:text-box>
            <text:p text:style-name="P12"><text:span text:style-name="T3">+1</text:span></text:p>
          </draw:text-box>
        </draw:frame>
        <draw:frame draw:style-name="gr17" draw:text-style-name="P13" draw:layer="layout" svg:width="5.684cm" svg:height="4.781cm" svg:x="8cm" svg:y="7.8cm">
          <draw:text-box>
            <text:p text:style-name="P12"><text:span text:style-name="T3">+1</text:span></text:p>
          </draw:text-box>
        </draw:frame>
        <draw:frame draw:style-name="gr17" draw:text-style-name="P13" draw:layer="layout" svg:width="5.684cm" svg:height="4.781cm" svg:x="19.916cm" svg:y="4.019cm">
          <draw:text-box>
            <text:p text:style-name="P12"><text:span text:style-name="T3">+1</text:span></text:p>
          </draw:text-box>
        </draw:frame>
        <draw:frame draw:style-name="gr17" draw:text-style-name="P13" draw:layer="layout" svg:width="5.684cm" svg:height="4.781cm" svg:x="20cm" svg:y="8.819cm">
          <draw:text-box>
            <text:p text:style-name="P12"><text:span text:style-name="T3">+1</text:span></text:p>
          </draw:text-box>
        </draw:frame>
        <draw:frame draw:style-name="gr17" draw:text-style-name="P13" draw:layer="layout" svg:width="5.684cm" svg:height="4.781cm" svg:x="19.8cm" svg:y="13.619cm">
          <draw:text-box>
            <text:p text:style-name="P12"><text:span text:style-name="T3">+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11.916cm" svg:y="8.6cm">
          <draw:text-box>
            <text:p text:style-name="P12"><text:span text:style-name="T3">+6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29.716cm" svg:y="8.019cm">
          <draw:text-box>
            <text:p text:style-name="P12"><text:span text:style-name="T3">+6</text:span></text:p>
          </draw:text-box>
        </draw:frame>
        <draw:frame draw:style-name="gr17" draw:text-style-name="P15" draw:layer="layout" svg:width="5.684cm" svg:height="4.781cm" svg:x="1.4cm" svg:y="4.619cm">
          <draw:text-box>
            <text:p text:style-name="P14"><text:span text:style-name="T4">-1</text:span></text:p>
          </draw:text-box>
        </draw:frame>
        <draw:frame draw:style-name="gr17" draw:text-style-name="P15" draw:layer="layout" svg:width="5.684cm" svg:height="4.781cm" svg:x="1.2cm" svg:y="10.219cm">
          <draw:text-box>
            <text:p text:style-name="P14"><text:span text:style-name="T4">-1</text:span></text:p>
          </draw:text-box>
        </draw:frame>
        <draw:frame draw:style-name="gr17" draw:text-style-name="P15" draw:layer="layout" svg:width="5.684cm" svg:height="4.781cm" svg:x="20.116cm" svg:y="5.2cm">
          <draw:text-box>
            <text:p text:style-name="P14"><text:span text:style-name="T4">-1</text:span></text:p>
          </draw:text-box>
        </draw:frame>
        <draw:frame draw:style-name="gr17" draw:text-style-name="P15" draw:layer="layout" svg:width="5.684cm" svg:height="4.781cm" svg:x="7.316cm" svg:y="10.419cm">
          <draw:text-box>
            <text:p text:style-name="P14"><text:span text:style-name="T4">-1</text:span></text:p>
          </draw:text-box>
        </draw:frame>
        <draw:frame draw:style-name="gr17" draw:text-style-name="P15" draw:layer="layout" svg:width="5.684cm" svg:height="4.781cm" svg:x="7.084cm" svg:y="4.619cm">
          <draw:text-box>
            <text:p text:style-name="P14"><text:span text:style-name="T4">-1</text:span></text:p>
          </draw:text-box>
        </draw:frame>
        <draw:frame draw:style-name="gr17" draw:text-style-name="P15" draw:layer="layout" svg:width="5.684cm" svg:height="4.781cm" svg:x="17.516cm" svg:y="9.8cm">
          <draw:text-box>
            <text:p text:style-name="P14"><text:span text:style-name="T4">-1</text:span></text:p>
          </draw:text-box>
        </draw:frame>
        <draw:frame draw:style-name="gr17" draw:text-style-name="P15" draw:layer="layout" svg:width="5.684cm" svg:height="4.781cm" svg:x="22.6cm" svg:y="9.801cm">
          <draw:text-box>
            <text:p text:style-name="P14"><text:span text:style-name="T4">-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29.716cm" svg:y="8.019cm">
          <draw:text-box>
            <text:p text:style-name="P12"><text:span text:style-name="T3">+6</text:span></text:p>
          </draw:text-box>
        </draw:frame>
        <draw:frame draw:style-name="gr17" draw:text-style-name="P15" draw:layer="layout" svg:width="5.684cm" svg:height="4.781cm" svg:x="11.716cm" svg:y="8.219cm">
          <draw:text-box>
            <text:p text:style-name="P14"><text:span text:style-name="T4">-7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29.716cm" svg:y="8.019cm">
          <draw:text-box>
            <text:p text:style-name="P12"><text:span text:style-name="T3">+6</text:span></text:p>
          </draw:text-box>
        </draw:frame>
        <draw:frame draw:style-name="gr17" draw:text-style-name="P15" draw:layer="layout" svg:width="5.684cm" svg:height="4.781cm" svg:x="1.4cm" svg:y="4.62cm">
          <draw:text-box>
            <text:p text:style-name="P14"><text:span text:style-name="T4">-1</text:span></text:p>
          </draw:text-box>
        </draw:frame>
        <draw:frame draw:style-name="gr17" draw:text-style-name="P15" draw:layer="layout" svg:width="5.684cm" svg:height="4.781cm" svg:x="1.2cm" svg:y="10.22cm">
          <draw:text-box>
            <text:p text:style-name="P14"><text:span text:style-name="T4">-1</text:span></text:p>
          </draw:text-box>
        </draw:frame>
        <draw:frame draw:style-name="gr17" draw:text-style-name="P15" draw:layer="layout" svg:width="5.684cm" svg:height="4.781cm" svg:x="7.316cm" svg:y="10.42cm">
          <draw:text-box>
            <text:p text:style-name="P14"><text:span text:style-name="T4">-1</text:span></text:p>
          </draw:text-box>
        </draw:frame>
        <draw:frame draw:style-name="gr17" draw:text-style-name="P15" draw:layer="layout" svg:width="5.684cm" svg:height="4.781cm" svg:x="7.084cm" svg:y="4.62cm">
          <draw:text-box>
            <text:p text:style-name="P14"><text:span text:style-name="T4">-1</text:span></text:p>
          </draw:text-box>
        </draw:frame>
        <draw:frame draw:style-name="gr17" draw:text-style-name="P13" draw:layer="layout" svg:width="5.684cm" svg:height="4.781cm" svg:x="17.2cm" svg:y="0.6cm">
          <draw:text-box>
            <text:p text:style-name="P12"><text:span text:style-name="T3">+1</text:span></text:p>
          </draw:text-box>
        </draw:frame>
        <draw:frame draw:style-name="gr17" draw:text-style-name="P13" draw:layer="layout" svg:width="5.684cm" svg:height="4.781cm" svg:x="14cm" svg:y="5.8cm">
          <draw:text-box>
            <text:p text:style-name="P12"><text:span text:style-name="T3">+1</text:span></text:p>
          </draw:text-box>
        </draw:frame>
        <draw:frame draw:style-name="gr17" draw:text-style-name="P13" draw:layer="layout" svg:width="5.684cm" svg:height="4.781cm" svg:x="21.4cm" svg:y="5.8cm">
          <draw:text-box>
            <text:p text:style-name="P12"><text:span text:style-name="T3">+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29.716cm" svg:y="8.019cm">
          <draw:text-box>
            <text:p text:style-name="P12"><text:span text:style-name="T3">+6</text:span></text:p>
          </draw:text-box>
        </draw:frame>
        <draw:frame draw:style-name="gr17" draw:text-style-name="P15" draw:layer="layout" svg:width="5.684cm" svg:height="4.781cm" svg:x="13.6cm" svg:y="0.6cm">
          <draw:text-box>
            <text:p text:style-name="P14"><text:span text:style-name="T4">-1</text:span></text:p>
          </draw:text-box>
        </draw:frame>
        <draw:frame draw:style-name="gr17" draw:text-style-name="P15" draw:layer="layout" svg:width="5.684cm" svg:height="4.781cm" svg:x="1.2cm" svg:y="10.22cm">
          <draw:text-box>
            <text:p text:style-name="P14"><text:span text:style-name="T4">-1</text:span></text:p>
          </draw:text-box>
        </draw:frame>
        <draw:frame draw:style-name="gr17" draw:text-style-name="P15" draw:layer="layout" svg:width="5.684cm" svg:height="4.781cm" svg:x="7.316cm" svg:y="10.42cm">
          <draw:text-box>
            <text:p text:style-name="P14"><text:span text:style-name="T4">-1</text:span></text:p>
          </draw:text-box>
        </draw:frame>
        <draw:frame draw:style-name="gr17" draw:text-style-name="P15" draw:layer="layout" svg:width="5.684cm" svg:height="4.781cm" svg:x="7.084cm" svg:y="4.62cm">
          <draw:text-box>
            <text:p text:style-name="P14"><text:span text:style-name="T4">-1</text:span></text:p>
          </draw:text-box>
        </draw:frame>
        <draw:frame draw:style-name="gr17" draw:text-style-name="P13" draw:layer="layout" svg:width="5.684cm" svg:height="4.781cm" svg:x="17.2cm" svg:y="0.6cm">
          <draw:text-box>
            <text:p text:style-name="P12"><text:span text:style-name="T3">+1</text:span></text:p>
          </draw:text-box>
        </draw:frame>
        <draw:frame draw:style-name="gr17" draw:text-style-name="P13" draw:layer="layout" svg:width="5.684cm" svg:height="4.781cm" svg:x="10.716cm" svg:y="4.8cm">
          <draw:text-box>
            <text:p text:style-name="P12"><text:span text:style-name="T3">+1</text:span></text:p>
          </draw:text-box>
        </draw:frame>
        <draw:frame draw:style-name="gr17" draw:text-style-name="P13" draw:layer="layout" svg:width="5.684cm" svg:height="4.781cm" svg:x="10.916cm" svg:y="10.2cm">
          <draw:text-box>
            <text:p text:style-name="P12"><text:span text:style-name="T3">+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29.716cm" svg:y="8.019cm">
          <draw:text-box>
            <text:p text:style-name="P12"><text:span text:style-name="T3">+6</text:span></text:p>
          </draw:text-box>
        </draw:frame>
        <draw:frame draw:style-name="gr17" draw:text-style-name="P15" draw:layer="layout" svg:width="5.684cm" svg:height="4.781cm" svg:x="1.2cm" svg:y="10.22cm">
          <draw:text-box>
            <text:p text:style-name="P14"><text:span text:style-name="T4">-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29.716cm" svg:y="8.019cm">
          <draw:text-box>
            <text:p text:style-name="P12"><text:span text:style-name="T3">+6</text:span></text:p>
          </draw:text-box>
        </draw:frame>
        <draw:frame draw:style-name="gr18" draw:text-style-name="P15" draw:layer="layout" svg:width="5.684cm" svg:height="4.781cm" svg:x="11.8cm" svg:y="7.8cm">
          <draw:text-box>
            <text:p text:style-name="P14"><text:span text:style-name="T4">-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29.716cm" svg:y="8.019cm">
          <draw:text-box>
            <text:p text:style-name="P12"><text:span text:style-name="T3">+6</text:span></text:p>
          </draw:text-box>
        </draw:frame>
        <draw:frame draw:style-name="gr17" draw:text-style-name="P15" draw:layer="layout" svg:width="5.684cm" svg:height="4.781cm" svg:x="1.4cm" svg:y="4.62cm">
          <draw:text-box>
            <text:p text:style-name="P14"><text:span text:style-name="T4">-1</text:span></text:p>
          </draw:text-box>
        </draw:frame>
        <draw:frame draw:style-name="gr17" draw:text-style-name="P15" draw:layer="layout" svg:width="5.684cm" svg:height="4.781cm" svg:x="17.716cm" svg:y="4.6cm">
          <draw:text-box>
            <text:p text:style-name="P14"><text:span text:style-name="T4">-1</text:span></text:p>
          </draw:text-box>
        </draw:frame>
        <draw:frame draw:style-name="gr17" draw:text-style-name="P15" draw:layer="layout" svg:width="5.684cm" svg:height="4.781cm" svg:x="22.2cm" svg:y="4.4cm">
          <draw:text-box>
            <text:p text:style-name="P14"><text:span text:style-name="T4">-1</text:span></text:p>
          </draw:text-box>
        </draw:frame>
        <draw:frame draw:style-name="gr19" draw:text-style-name="P13" draw:layer="layout" svg:width="5.684cm" svg:height="4.781cm" svg:x="11.884cm" svg:y="4.819cm">
          <draw:text-box>
            <text:p text:style-name="P12"><text:span text:style-name="T3">+1</text:span></text:p>
          </draw:text-box>
        </draw:frame>
        <draw:frame draw:style-name="gr17" draw:text-style-name="P13" draw:layer="layout" svg:width="5.684cm" svg:height="4.781cm" svg:x="6.2cm" svg:y="4.819cm">
          <draw:text-box>
            <text:p text:style-name="P12"><text:span text:style-name="T3">+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29.716cm" svg:y="8.019cm">
          <draw:text-box>
            <text:p text:style-name="P12"><text:span text:style-name="T3">+6</text:span></text:p>
          </draw:text-box>
        </draw:frame>
        <draw:frame draw:style-name="gr18" draw:text-style-name="P15" draw:layer="layout" svg:width="5.684cm" svg:height="4.781cm" svg:x="11.8cm" svg:y="7.8cm">
          <draw:text-box>
            <text:p text:style-name="P14"><text:span text:style-name="T4">-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Standard" presentation:presentation-page-layout-name="AL1T0">
        <office:forms form:automatic-focus="false" form:apply-design-mode="false"/>
        <draw:frame presentation:style-name="pr5" draw:text-style-name="P10" draw:layer="layout" svg:width="22.4cm" svg:height="25.231cm" svg:x="3.2cm" svg:y="-2.539cm" presentation:class="title" presentation:user-transformed="true">
          <draw:text-box>
            <text:p>Regarde bien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29.716cm" svg:y="8.019cm">
          <draw:text-box>
            <text:p text:style-name="P12"><text:span text:style-name="T3">+6</text:span></text:p>
          </draw:text-box>
        </draw:frame>
        <draw:frame draw:style-name="gr18" draw:text-style-name="P15" draw:layer="layout" svg:width="5.684cm" svg:height="4.781cm" svg:x="17.916cm" svg:y="10.2cm">
          <draw:text-box>
            <text:p text:style-name="P14"><text:span text:style-name="T4">-2</text:span></text:p>
          </draw:text-box>
        </draw:frame>
        <draw:frame draw:style-name="gr17" draw:text-style-name="P15" draw:layer="layout" svg:width="5.684cm" svg:height="4.781cm" svg:x="1.2cm" svg:y="10.22cm">
          <draw:text-box>
            <text:p text:style-name="P14"><text:span text:style-name="T4">-1</text:span></text:p>
          </draw:text-box>
        </draw:frame>
        <draw:frame draw:style-name="gr17" draw:text-style-name="P15" draw:layer="layout" svg:width="5.684cm" svg:height="4.781cm" svg:x="7.316cm" svg:y="10.42cm">
          <draw:text-box>
            <text:p text:style-name="P14"><text:span text:style-name="T4">-1</text:span></text:p>
          </draw:text-box>
        </draw:frame>
        <draw:frame draw:style-name="gr17" draw:text-style-name="P15" draw:layer="layout" svg:width="5.684cm" svg:height="4.781cm" svg:x="0.8cm" svg:y="3.219cm">
          <draw:text-box>
            <text:p text:style-name="P14"><text:span text:style-name="T4">-1</text:span></text:p>
          </draw:text-box>
        </draw:frame>
        <draw:frame draw:style-name="gr17" draw:text-style-name="P13" draw:layer="layout" svg:width="5.684cm" svg:height="4.781cm" svg:x="1.116cm" svg:y="14.619cm">
          <draw:text-box>
            <text:p text:style-name="P12"><text:span text:style-name="T3">+1</text:span></text:p>
          </draw:text-box>
        </draw:frame>
        <draw:frame draw:style-name="gr17" draw:text-style-name="P13" draw:layer="layout" svg:width="5.684cm" svg:height="4.781cm" svg:x="14cm" svg:y="5.8cm">
          <draw:text-box>
            <text:p text:style-name="P12"><text:span text:style-name="T3">+1</text:span></text:p>
          </draw:text-box>
        </draw:frame>
        <draw:frame draw:style-name="gr17" draw:text-style-name="P13" draw:layer="layout" svg:width="5.684cm" svg:height="4.781cm" svg:x="21.4cm" svg:y="5.8cm">
          <draw:text-box>
            <text:p text:style-name="P12"><text:span text:style-name="T3">+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29.716cm" svg:y="8.019cm">
          <draw:text-box>
            <text:p text:style-name="P12"><text:span text:style-name="T3">+6</text:span></text:p>
          </draw:text-box>
        </draw:frame>
        <draw:frame draw:style-name="gr17" draw:text-style-name="P15" draw:layer="layout" svg:width="5.684cm" svg:height="4.781cm" svg:x="1.2cm" svg:y="10.22cm">
          <draw:text-box>
            <text:p text:style-name="P14"><text:span text:style-name="T4">-1</text:span></text:p>
          </draw:text-box>
        </draw:frame>
        <draw:frame draw:style-name="gr17" draw:text-style-name="P15" draw:layer="layout" svg:width="5.684cm" svg:height="4.781cm" svg:x="7.316cm" svg:y="10.42cm">
          <draw:text-box>
            <text:p text:style-name="P14"><text:span text:style-name="T4">-1</text:span></text:p>
          </draw:text-box>
        </draw:frame>
        <draw:frame draw:style-name="gr17" draw:text-style-name="P15" draw:layer="layout" svg:width="5.684cm" svg:height="4.781cm" svg:x="0.8cm" svg:y="3.219cm">
          <draw:text-box>
            <text:p text:style-name="P14"><text:span text:style-name="T4">-1</text:span></text:p>
          </draw:text-box>
        </draw:frame>
        <draw:frame draw:style-name="gr17" draw:text-style-name="P13" draw:layer="layout" svg:width="5.684cm" svg:height="4.781cm" svg:x="1.116cm" svg:y="14.619cm">
          <draw:text-box>
            <text:p text:style-name="P12"><text:span text:style-name="T3">+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29.716cm" svg:y="8.019cm">
          <draw:text-box>
            <text:p text:style-name="P12"><text:span text:style-name="T3">+6</text:span></text:p>
          </draw:text-box>
        </draw:frame>
        <draw:frame draw:style-name="gr17" draw:text-style-name="P15" draw:layer="layout" svg:width="5.684cm" svg:height="4.781cm" svg:x="1.2cm" svg:y="10.22cm">
          <draw:text-box>
            <text:p text:style-name="P14"><text:span text:style-name="T4">-1</text:span></text:p>
          </draw:text-box>
        </draw:frame>
        <draw:frame draw:style-name="gr17" draw:text-style-name="P15" draw:layer="layout" svg:width="5.684cm" svg:height="4.781cm" svg:x="7.316cm" svg:y="10.42cm">
          <draw:text-box>
            <text:p text:style-name="P14"><text:span text:style-name="T4">-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29.716cm" svg:y="8.019cm">
          <draw:text-box>
            <text:p text:style-name="P12"><text:span text:style-name="T3">+6</text:span></text:p>
          </draw:text-box>
        </draw:frame>
        <draw:frame draw:style-name="gr17" draw:text-style-name="P15" draw:layer="layout" svg:width="5.684cm" svg:height="4.781cm" svg:x="11.4cm" svg:y="8cm">
          <draw:text-box>
            <text:p text:style-name="P14"><text:span text:style-name="T4">-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29.716cm" svg:y="8.019cm">
          <draw:text-box>
            <text:p text:style-name="P12"><text:span text:style-name="T3">+6</text:span></text:p>
          </draw:text-box>
        </draw:frame>
        <draw:frame draw:style-name="gr18" draw:text-style-name="P15" draw:layer="layout" svg:width="5.684cm" svg:height="4.781cm" svg:x="17.916cm" svg:y="10.2cm">
          <draw:text-box>
            <text:p text:style-name="P14"><text:span text:style-name="T4">-4</text:span></text:p>
          </draw:text-box>
        </draw:frame>
        <draw:frame draw:style-name="gr17" draw:text-style-name="P15" draw:layer="layout" svg:width="5.684cm" svg:height="4.781cm" svg:x="1.2cm" svg:y="10.22cm">
          <draw:text-box>
            <text:p text:style-name="P14"><text:span text:style-name="T4">-2</text:span></text:p>
          </draw:text-box>
        </draw:frame>
        <draw:frame draw:style-name="gr17" draw:text-style-name="P15" draw:layer="layout" svg:width="5.684cm" svg:height="4.781cm" svg:x="7.316cm" svg:y="10.42cm">
          <draw:text-box>
            <text:p text:style-name="P14"><text:span text:style-name="T4">-2</text:span></text:p>
          </draw:text-box>
        </draw:frame>
        <draw:frame draw:style-name="gr17" draw:text-style-name="P15" draw:layer="layout" svg:width="5.684cm" svg:height="4.781cm" svg:x="0.8cm" svg:y="3.219cm">
          <draw:text-box>
            <text:p text:style-name="P14"><text:span text:style-name="T4">-2</text:span></text:p>
          </draw:text-box>
        </draw:frame>
        <draw:frame draw:style-name="gr17" draw:text-style-name="P13" draw:layer="layout" svg:width="5.684cm" svg:height="4.781cm" svg:x="1.116cm" svg:y="14.619cm">
          <draw:text-box>
            <text:p text:style-name="P12"><text:span text:style-name="T3">+2</text:span></text:p>
          </draw:text-box>
        </draw:frame>
        <draw:frame draw:style-name="gr17" draw:text-style-name="P13" draw:layer="layout" svg:width="5.684cm" svg:height="4.781cm" svg:x="14cm" svg:y="5.8cm">
          <draw:text-box>
            <text:p text:style-name="P12"><text:span text:style-name="T3">+2</text:span></text:p>
          </draw:text-box>
        </draw:frame>
        <draw:frame draw:style-name="gr17" draw:text-style-name="P13" draw:layer="layout" svg:width="5.684cm" svg:height="4.781cm" svg:x="21.4cm" svg:y="5.8cm">
          <draw:text-box>
            <text:p text:style-name="P12"><text:span text:style-name="T3">+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29.716cm" svg:y="8.019cm">
          <draw:text-box>
            <text:p text:style-name="P12"><text:span text:style-name="T3">+6</text:span></text:p>
          </draw:text-box>
        </draw:frame>
        <draw:frame draw:style-name="gr17" draw:text-style-name="P15" draw:layer="layout" svg:width="5.684cm" svg:height="4.781cm" svg:x="1.2cm" svg:y="10.22cm">
          <draw:text-box>
            <text:p text:style-name="P14"><text:span text:style-name="T4">-2</text:span></text:p>
          </draw:text-box>
        </draw:frame>
        <draw:frame draw:style-name="gr17" draw:text-style-name="P15" draw:layer="layout" svg:width="5.684cm" svg:height="4.781cm" svg:x="7.316cm" svg:y="10.42cm">
          <draw:text-box>
            <text:p text:style-name="P14"><text:span text:style-name="T4">-2</text:span></text:p>
          </draw:text-box>
        </draw:frame>
        <draw:frame draw:style-name="gr17" draw:text-style-name="P15" draw:layer="layout" svg:width="5.684cm" svg:height="4.781cm" svg:x="0.8cm" svg:y="3.219cm">
          <draw:text-box>
            <text:p text:style-name="P14"><text:span text:style-name="T4">-2</text:span></text:p>
          </draw:text-box>
        </draw:frame>
        <draw:frame draw:style-name="gr17" draw:text-style-name="P13" draw:layer="layout" svg:width="5.684cm" svg:height="4.781cm" svg:x="1.116cm" svg:y="14.619cm">
          <draw:text-box>
            <text:p text:style-name="P12"><text:span text:style-name="T3">+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29.716cm" svg:y="8.019cm">
          <draw:text-box>
            <text:p text:style-name="P12"><text:span text:style-name="T3">+6</text:span></text:p>
          </draw:text-box>
        </draw:frame>
        <draw:frame draw:style-name="gr17" draw:text-style-name="P15" draw:layer="layout" svg:width="5.684cm" svg:height="4.781cm" svg:x="1.2cm" svg:y="10.22cm">
          <draw:text-box>
            <text:p text:style-name="P14"><text:span text:style-name="T4">-2</text:span></text:p>
          </draw:text-box>
        </draw:frame>
        <draw:frame draw:style-name="gr17" draw:text-style-name="P15" draw:layer="layout" svg:width="5.684cm" svg:height="4.781cm" svg:x="7.316cm" svg:y="10.42cm">
          <draw:text-box>
            <text:p text:style-name="P14"><text:span text:style-name="T4">-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29.716cm" svg:y="8.019cm">
          <draw:text-box>
            <text:p text:style-name="P12"><text:span text:style-name="T3">+6</text:span></text:p>
          </draw:text-box>
        </draw:frame>
        <draw:frame draw:style-name="gr17" draw:text-style-name="P15" draw:layer="layout" svg:width="5.684cm" svg:height="4.781cm" svg:x="3.8cm" svg:y="11.4cm">
          <draw:text-box>
            <text:p text:style-name="P14"><text:span text:style-name="T4">-4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29.716cm" svg:y="8.019cm">
          <draw:text-box>
            <text:p text:style-name="P12"><text:span text:style-name="T3">+6</text:span></text:p>
          </draw:text-box>
        </draw:frame>
        <draw:frame draw:style-name="gr17" draw:text-style-name="P15" draw:layer="layout" svg:width="5.684cm" svg:height="4.781cm" svg:x="11.116cm" svg:y="7.419cm">
          <draw:text-box>
            <text:p text:style-name="P14"><text:span text:style-name="T4">-4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29.716cm" svg:y="8.019cm">
          <draw:text-box>
            <text:p text:style-name="P12"><text:span text:style-name="T3">+6</text:span></text:p>
          </draw:text-box>
        </draw:frame>
        <draw:frame draw:style-name="gr18" draw:text-style-name="P15" draw:layer="layout" svg:width="5.684cm" svg:height="4.781cm" svg:x="17.916cm" svg:y="10.2cm">
          <draw:text-box>
            <text:p text:style-name="P14"><text:span text:style-name="T4">-3</text:span></text:p>
          </draw:text-box>
        </draw:frame>
        <draw:frame draw:style-name="gr17" draw:text-style-name="P15" draw:layer="layout" svg:width="5.684cm" svg:height="4.781cm" svg:x="17.716cm" svg:y="14.419cm">
          <draw:text-box>
            <text:p text:style-name="P14"><text:span text:style-name="T4">-2</text:span></text:p>
          </draw:text-box>
        </draw:frame>
        <draw:frame draw:style-name="gr17" draw:text-style-name="P15" draw:layer="layout" svg:width="5.684cm" svg:height="4.781cm" svg:x="6.8cm" svg:y="0.019cm">
          <draw:text-box>
            <text:p text:style-name="P14"><text:span text:style-name="T4">-2</text:span></text:p>
          </draw:text-box>
        </draw:frame>
        <draw:frame draw:style-name="gr17" draw:text-style-name="P15" draw:layer="layout" svg:width="5.684cm" svg:height="4.781cm" svg:x="0.8cm" svg:y="3.219cm">
          <draw:text-box>
            <text:p text:style-name="P14"><text:span text:style-name="T4">-1</text:span></text:p>
          </draw:text-box>
        </draw:frame>
        <draw:frame draw:style-name="gr17" draw:text-style-name="P13" draw:layer="layout" svg:width="5.684cm" svg:height="4.781cm" svg:x="1.116cm" svg:y="14.619cm">
          <draw:text-box>
            <text:p text:style-name="P12"><text:span text:style-name="T3">+3</text:span></text:p>
          </draw:text-box>
        </draw:frame>
        <draw:frame draw:style-name="gr17" draw:text-style-name="P13" draw:layer="layout" svg:width="5.684cm" svg:height="4.781cm" svg:x="14cm" svg:y="5.8cm">
          <draw:text-box>
            <text:p text:style-name="P12"><text:span text:style-name="T3">+1</text:span></text:p>
          </draw:text-box>
        </draw:frame>
        <draw:frame draw:style-name="gr18" draw:text-style-name="P13" draw:layer="layout" svg:width="5.684cm" svg:height="4.781cm" svg:x="21.716cm" svg:y="0.419cm">
          <draw:text-box>
            <text:p text:style-name="P12"><text:span text:style-name="T3">+4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29.716cm" svg:y="8.019cm">
          <draw:text-box>
            <text:p text:style-name="P12"><text:span text:style-name="T3">+6</text:span></text:p>
          </draw:text-box>
        </draw:frame>
        <draw:frame draw:style-name="gr18" draw:text-style-name="P15" draw:layer="layout" svg:width="5.684cm" svg:height="4.781cm" svg:x="17.916cm" svg:y="11.219cm">
          <draw:text-box>
            <text:p text:style-name="P14"><text:span text:style-name="T4">-5</text:span></text:p>
          </draw:text-box>
        </draw:frame>
        <draw:frame draw:style-name="gr17" draw:text-style-name="P15" draw:layer="layout" svg:width="5.684cm" svg:height="4.781cm" svg:x="6.8cm" svg:y="0.019cm">
          <draw:text-box>
            <text:p text:style-name="P14"><text:span text:style-name="T4">-2</text:span></text:p>
          </draw:text-box>
        </draw:frame>
        <draw:frame draw:style-name="gr17" draw:text-style-name="P15" draw:layer="layout" svg:width="5.684cm" svg:height="4.781cm" svg:x="0.8cm" svg:y="3.219cm">
          <draw:text-box>
            <text:p text:style-name="P14"><text:span text:style-name="T4">-1</text:span></text:p>
          </draw:text-box>
        </draw:frame>
        <draw:frame draw:style-name="gr17" draw:text-style-name="P13" draw:layer="layout" svg:width="5.684cm" svg:height="4.781cm" svg:x="1.116cm" svg:y="14.619cm">
          <draw:text-box>
            <text:p text:style-name="P12"><text:span text:style-name="T3">+3</text:span></text:p>
          </draw:text-box>
        </draw:frame>
        <draw:frame draw:style-name="gr17" draw:text-style-name="P13" draw:layer="layout" svg:width="5.684cm" svg:height="4.781cm" svg:x="18.716cm" svg:y="3.2cm">
          <draw:text-box>
            <text:p text:style-name="P12"><text:span text:style-name="T3">+5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29.716cm" svg:y="8.019cm">
          <draw:text-box>
            <text:p text:style-name="P12"><text:span text:style-name="T3">+6</text:span></text:p>
          </draw:text-box>
        </draw:frame>
        <draw:frame draw:style-name="gr17" draw:text-style-name="P15" draw:layer="layout" svg:width="5.684cm" svg:height="4.781cm" svg:x="6.8cm" svg:y="0.019cm">
          <draw:text-box>
            <text:p text:style-name="P14"><text:span text:style-name="T4">-2</text:span></text:p>
          </draw:text-box>
        </draw:frame>
        <draw:frame draw:style-name="gr17" draw:text-style-name="P15" draw:layer="layout" svg:width="5.684cm" svg:height="4.781cm" svg:x="0.8cm" svg:y="3.219cm">
          <draw:text-box>
            <text:p text:style-name="P14"><text:span text:style-name="T4">-1</text:span></text:p>
          </draw:text-box>
        </draw:frame>
        <draw:frame draw:style-name="gr17" draw:text-style-name="P13" draw:layer="layout" svg:width="5.684cm" svg:height="4.781cm" svg:x="1.116cm" svg:y="14.619cm">
          <draw:text-box>
            <text:p text:style-name="P12"><text:span text:style-name="T3">+3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29.716cm" svg:y="8.019cm">
          <draw:text-box>
            <text:p text:style-name="P12"><text:span text:style-name="T3">+6</text:span></text:p>
          </draw:text-box>
        </draw:frame>
        <draw:frame draw:style-name="gr17" draw:text-style-name="P15" draw:layer="layout" svg:width="5.684cm" svg:height="4.781cm" svg:x="2.916cm" svg:y="2.2cm">
          <draw:text-box>
            <text:p text:style-name="P14"><text:span text:style-name="T4">-3</text:span></text:p>
          </draw:text-box>
        </draw:frame>
        <draw:frame draw:style-name="gr17" draw:text-style-name="P13" draw:layer="layout" svg:width="5.684cm" svg:height="4.781cm" svg:x="1.116cm" svg:y="14.619cm">
          <draw:text-box>
            <text:p text:style-name="P12"><text:span text:style-name="T3">+3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10.562cm" svg:height="5.047cm" svg:x="9.038cm" svg:y="7.553cm" presentation:class="title" presentation:user-transformed="true">
          <draw:text-box>
            <text:p>0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29.716cm" svg:y="8.019cm">
          <draw:text-box>
            <text:p text:style-name="P12"><text:span text:style-name="T3">+6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29.716cm" svg:y="8.019cm">
          <draw:text-box>
            <text:p text:style-name="P12"><text:span text:style-name="T3">+6</text:span></text:p>
          </draw:text-box>
        </draw:frame>
        <draw:frame draw:style-name="gr17" draw:text-style-name="P15" draw:layer="layout" svg:width="5.684cm" svg:height="4.781cm" svg:x="5.6cm" svg:y="7.419cm">
          <draw:text-box>
            <text:p text:style-name="P14"><text:span text:style-name="T4">-4</text:span></text:p>
          </draw:text-box>
        </draw:frame>
        <draw:frame draw:style-name="gr17" draw:text-style-name="P13" draw:layer="layout" svg:width="5.684cm" svg:height="4.781cm" svg:x="16.116cm" svg:y="14.219cm">
          <draw:text-box>
            <text:p text:style-name="P12"><text:span text:style-name="T3">+7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29.716cm" svg:y="8.019cm">
          <draw:text-box>
            <text:p text:style-name="P12"><text:span text:style-name="T3">+6</text:span></text:p>
          </draw:text-box>
        </draw:frame>
        <draw:frame draw:style-name="gr17" draw:text-style-name="P15" draw:layer="layout" svg:width="5.684cm" svg:height="4.781cm" svg:x="5.6cm" svg:y="7.419cm">
          <draw:text-box>
            <text:p text:style-name="P14"><text:span text:style-name="T4">-4</text:span></text:p>
          </draw:text-box>
        </draw:frame>
        <draw:frame draw:style-name="gr17" draw:text-style-name="P13" draw:layer="layout" svg:width="5.684cm" svg:height="4.781cm" svg:x="16.116cm" svg:y="14.219cm">
          <draw:text-box>
            <text:p text:style-name="P12"><text:span text:style-name="T3">+4</text:span></text:p>
          </draw:text-box>
        </draw:frame>
        <draw:frame draw:style-name="gr17" draw:text-style-name="P13" draw:layer="layout" svg:width="5.684cm" svg:height="4.781cm" svg:x="19.316cm" svg:y="10.619cm">
          <draw:text-box>
            <text:p text:style-name="P12"><text:span text:style-name="T3">+3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29.716cm" svg:y="8.019cm">
          <draw:text-box>
            <text:p text:style-name="P12"><text:span text:style-name="T3">+6</text:span></text:p>
          </draw:text-box>
        </draw:frame>
        <draw:frame draw:style-name="gr17" draw:text-style-name="P13" draw:layer="layout" svg:width="5.684cm" svg:height="4.781cm" svg:x="19.316cm" svg:y="10.619cm">
          <draw:text-box>
            <text:p text:style-name="P12"><text:span text:style-name="T3">+3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29.716cm" svg:y="8.019cm">
          <draw:text-box>
            <text:p text:style-name="P12"><text:span text:style-name="T3">+6</text:span></text:p>
          </draw:text-box>
        </draw:frame>
        <draw:frame draw:style-name="gr18" draw:text-style-name="P13" draw:layer="layout" svg:width="5.684cm" svg:height="4.781cm" svg:x="11.516cm" svg:y="8.619cm">
          <draw:text-box>
            <text:p text:style-name="P12"><text:span text:style-name="T3">+3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29.716cm" svg:y="8.019cm">
          <draw:text-box>
            <text:p text:style-name="P12"><text:span text:style-name="T3">+6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29.716cm" svg:y="8.019cm">
          <draw:text-box>
            <text:p text:style-name="P12"><text:span text:style-name="T3">+6</text:span></text:p>
          </draw:text-box>
        </draw:frame>
        <draw:frame draw:style-name="gr18" draw:text-style-name="P15" draw:layer="layout" svg:width="7.4cm" svg:height="4.781cm" svg:x="7cm" svg:y="8.219cm">
          <draw:text-box>
            <text:p text:style-name="P14"><text:span text:style-name="T4">-10</text:span></text:p>
          </draw:text-box>
        </draw:frame>
        <draw:frame draw:style-name="gr17" draw:text-style-name="P13" draw:layer="layout" svg:width="5.684cm" svg:height="4.781cm" svg:x="16.4cm" svg:y="11.219cm">
          <draw:text-box>
            <text:p text:style-name="P12"><text:span text:style-name="T3">+5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29.716cm" svg:y="8.019cm">
          <draw:text-box>
            <text:p text:style-name="P12"><text:span text:style-name="T3">+6</text:span></text:p>
          </draw:text-box>
        </draw:frame>
        <draw:frame draw:style-name="gr18" draw:text-style-name="P15" draw:layer="layout" svg:width="7.4cm" svg:height="4.781cm" svg:x="7cm" svg:y="8.219cm">
          <draw:text-box>
            <text:p text:style-name="P14"><text:span text:style-name="T4">-5</text:span></text:p>
          </draw:text-box>
        </draw:frame>
        <draw:frame draw:style-name="gr17" draw:text-style-name="P13" draw:layer="layout" svg:width="5.684cm" svg:height="4.781cm" svg:x="16.4cm" svg:y="11.219cm">
          <draw:text-box>
            <text:p text:style-name="P12"><text:span text:style-name="T3">+5</text:span></text:p>
          </draw:text-box>
        </draw:frame>
        <draw:frame draw:style-name="gr18" draw:text-style-name="P15" draw:layer="layout" svg:width="7.4cm" svg:height="4.781cm" svg:x="7cm" svg:y="11.6cm">
          <draw:text-box>
            <text:p text:style-name="P14"><text:span text:style-name="T4">-5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29.716cm" svg:y="8.019cm">
          <draw:text-box>
            <text:p text:style-name="P12"><text:span text:style-name="T3">+6</text:span></text:p>
          </draw:text-box>
        </draw:frame>
        <draw:frame draw:style-name="gr18" draw:text-style-name="P15" draw:layer="layout" svg:width="7.4cm" svg:height="4.781cm" svg:x="7cm" svg:y="8.219cm">
          <draw:text-box>
            <text:p text:style-name="P14"><text:span text:style-name="T4">-5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29.716cm" svg:y="8.019cm">
          <draw:text-box>
            <text:p text:style-name="P12"><text:span text:style-name="T3">+6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29.716cm" svg:y="8.019cm">
          <draw:text-box>
            <text:p text:style-name="P12"><text:span text:style-name="T3">+6</text:span></text:p>
          </draw:text-box>
        </draw:frame>
        <draw:frame draw:style-name="gr18" draw:text-style-name="P15" draw:layer="layout" svg:width="7.4cm" svg:height="4.781cm" svg:x="7cm" svg:y="8.219cm">
          <draw:text-box>
            <text:p text:style-name="P14"><text:span text:style-name="T4">-12</text:span></text:p>
          </draw:text-box>
        </draw:frame>
        <draw:frame draw:style-name="gr20" draw:text-style-name="P13" draw:layer="layout" svg:width="8.4cm" svg:height="4.981cm" svg:x="14.4cm" svg:y="8.219cm">
          <draw:text-box>
            <text:p text:style-name="P12"><text:span text:style-name="T3">+10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29.716cm" svg:y="8.019cm">
          <draw:text-box>
            <text:p text:style-name="P12"><text:span text:style-name="T3">+6</text:span></text:p>
          </draw:text-box>
        </draw:frame>
        <draw:frame draw:style-name="gr18" draw:text-style-name="P15" draw:layer="layout" svg:width="7.4cm" svg:height="4.781cm" svg:x="11cm" svg:y="8.219cm">
          <draw:text-box>
            <text:p text:style-name="P14"><text:span text:style-name="T4">-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29.716cm" svg:y="8.019cm">
          <draw:text-box>
            <text:p text:style-name="P12"><text:span text:style-name="T3">+6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29.716cm" svg:y="8.019cm">
          <draw:text-box>
            <text:p text:style-name="P12"><text:span text:style-name="T3">+6</text:span></text:p>
          </draw:text-box>
        </draw:frame>
        <draw:frame draw:style-name="gr20" draw:text-style-name="P13" draw:layer="layout" svg:width="8.4cm" svg:height="4.981cm" svg:x="14.4cm" svg:y="8.219cm">
          <draw:text-box>
            <text:p text:style-name="P12"><text:span text:style-name="T3">+24</text:span></text:p>
          </draw:text-box>
        </draw:frame>
        <draw:frame draw:style-name="gr20" draw:text-style-name="P13" draw:layer="layout" svg:width="8.4cm" svg:height="4.981cm" svg:x="6.2cm" svg:y="8.22cm">
          <draw:text-box>
            <text:p text:style-name="P12"><text:span text:style-name="T3">+10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29.716cm" svg:y="8.019cm">
          <draw:text-box>
            <text:p text:style-name="P12"><text:span text:style-name="T3">+6</text:span></text:p>
          </draw:text-box>
        </draw:frame>
        <draw:frame draw:style-name="gr20" draw:text-style-name="P13" draw:layer="layout" svg:width="8.4cm" svg:height="4.981cm" svg:x="10.4cm" svg:y="8.22cm">
          <draw:text-box>
            <text:p text:style-name="P12"><text:span text:style-name="T3">+34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29.716cm" svg:y="8.019cm">
          <draw:text-box>
            <text:p text:style-name="P12"><text:span text:style-name="T3">+6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29.716cm" svg:y="8.019cm">
          <draw:text-box>
            <text:p text:style-name="P12"><text:span text:style-name="T3">+6</text:span></text:p>
          </draw:text-box>
        </draw:frame>
        <draw:frame draw:style-name="gr18" draw:text-style-name="P15" draw:layer="layout" svg:width="7.4cm" svg:height="4.781cm" svg:x="7cm" svg:y="8.219cm">
          <draw:text-box>
            <text:p text:style-name="P14"><text:span text:style-name="T4">-50</text:span></text:p>
          </draw:text-box>
        </draw:frame>
        <draw:frame draw:style-name="gr18" draw:text-style-name="P15" draw:layer="layout" svg:width="7.4cm" svg:height="4.781cm" svg:x="7cm" svg:y="8.22cm">
          <draw:text-box>
            <text:p text:style-name="P14"><text:span text:style-name="T4">-50</text:span></text:p>
          </draw:text-box>
        </draw:frame>
        <draw:frame draw:style-name="gr18" draw:text-style-name="P15" draw:layer="layout" svg:width="7.4cm" svg:height="4.781cm" svg:x="14cm" svg:y="8.221cm">
          <draw:text-box>
            <text:p text:style-name="P14"><text:span text:style-name="T4">-50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29.716cm" svg:y="8.019cm">
          <draw:text-box>
            <text:p text:style-name="P12"><text:span text:style-name="T3">+6</text:span></text:p>
          </draw:text-box>
        </draw:frame>
        <draw:frame draw:style-name="gr21" draw:text-style-name="P15" draw:layer="layout" svg:width="9cm" svg:height="5.379cm" svg:x="10.2cm" svg:y="7.8cm">
          <draw:text-box>
            <text:p text:style-name="P14"><text:span text:style-name="T4">-100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29.716cm" svg:y="8.019cm">
          <draw:text-box>
            <text:p text:style-name="P12"><text:span text:style-name="T3">+6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29.716cm" svg:y="8.019cm">
          <draw:text-box>
            <text:p text:style-name="P12"><text:span text:style-name="T3">+6</text:span></text:p>
          </draw:text-box>
        </draw:frame>
        <draw:frame draw:style-name="gr18" draw:text-style-name="P15" draw:layer="layout" svg:width="7.4cm" svg:height="4.781cm" svg:x="14.6cm" svg:y="7.8cm">
          <draw:text-box>
            <text:p text:style-name="P14"><text:span text:style-name="T4">-8</text:span></text:p>
          </draw:text-box>
        </draw:frame>
        <draw:frame draw:style-name="gr20" draw:text-style-name="P13" draw:layer="layout" svg:width="8.4cm" svg:height="4.981cm" svg:x="9.2cm" svg:y="7.8cm">
          <draw:text-box>
            <text:p text:style-name="P12"><text:span text:style-name="T3">+7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29.716cm" svg:y="8.019cm">
          <draw:text-box>
            <text:p text:style-name="P12"><text:span text:style-name="T3">+6</text:span></text:p>
          </draw:text-box>
        </draw:frame>
        <draw:frame draw:style-name="gr18" draw:text-style-name="P15" draw:layer="layout" svg:width="7.4cm" svg:height="4.781cm" svg:x="11.4cm" svg:y="7.8cm">
          <draw:text-box>
            <text:p text:style-name="P14"><text:span text:style-name="T4">-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684cm" svg:height="4.781cm" svg:x="29.716cm" svg:y="8.019cm">
          <draw:text-box>
            <text:p text:style-name="P12"><text:span text:style-name="T3">+6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3" draw:master-page-name="Standard" presentation:presentation-page-layout-name="AL1T0">
        <office:forms form:automatic-focus="false" form:apply-design-mode="false"/>
        <draw:frame presentation:style-name="pr5" draw:text-style-name="P10" draw:layer="layout" svg:width="22.4cm" svg:height="25.231cm" svg:x="3.2cm" svg:y="-2.539cm" presentation:class="title" presentation:user-transformed="true">
          <draw:text-box>
            <text:p>Bien<text:line-break/>joué !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>
        <presentation:show presentation:name="Nouveau diaporama personnalisé" presentation:pages="page1"/>
      </presentation:settings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3" svg:font-family="Arial" style:font-family-generic="swiss"/>
    <style:font-face style:name="Liberation Sans2" svg:font-family="'Liberation Sans'" style:font-family-generic="swiss"/>
    <style:font-face style:name="Arial1" svg:font-family="Arial" style:font-pitch="variable"/>
    <style:font-face style:name="Liberation Sans1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Arial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3" svg:stroke-width="0.1cm" svg:stroke-color="#ffffff" draw:marker-start-width="0.35cm" draw:marker-start-center="false" draw:marker-end-width="0.35cm" draw:marker-end-center="false" draw:fill="solid" draw:fill-color="#2a60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8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svg:stroke-color="#ffffff" draw:fill="none" draw:fill-gradient-name="Gradient_20_1" draw:fill-hatch-name="Hatching_20_1" draw:fill-image-name="Bitmap_20_1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ettre_5f_de_5f_question" style:display-name="lettre_de_question" style:family="graphic" style:parent-style-name="Text">
      <style:paragraph-properties fo:text-align="center"/>
    </style:style>
    <style:style style:name="Normal" style:family="graphic">
      <style:paragraph-properties style:text-autospace="none"/>
      <style:text-properties style:use-window-font-color="true" loext:opacity="0%" fo:font-size="12pt" fo:language="fr" fo:country="FR" style:letter-kerning="true" style:font-name-asian="Arial1" style:font-family-asian="Arial" style:font-pitch-asian="variable" style:font-size-asian="12pt" style:language-asian="hi" style:country-asian="IN" style:font-size-complex="12pt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4" fo:font-family="'Liberation Sans', Arial" style:font-family-generic="swiss" style:font-pitch="variable" fo:font-size="18pt" fo:font-weight="bold" style:font-name-asian="Arial1" style:font-family-asian="Arial" style:font-pitch-asian="variable" style:font-size-asian="18pt" style:font-weight-asian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4" fo:font-family="'Liberation Sans', Arial" style:font-family-generic="swiss" style:font-pitch="variable" fo:font-size="16pt" fo:font-weight="bold" style:font-name-asian="Arial1" style:font-family-asian="Arial" style:font-pitch-asian="variable" style:font-size-asian="16pt" style:font-weight-asian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4" fo:font-family="'Liberation Sans', Arial" style:font-family-generic="swiss" style:font-pitch="variable" fo:font-size="14pt" fo:font-weight="bold" style:font-name-asian="Arial1" style:font-family-asian="Arial" style:font-pitch-asian="variable" style:font-size-asian="14pt" style:font-weight-asian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ans4" fo:font-family="'Liberation Sans', Arial" style:font-family-generic="swiss" style:font-pitch="variable" fo:font-size="13pt" fo:font-style="italic" fo:font-weight="bold" style:font-name-asian="Arial1" style:font-family-asian="Arial" style:font-pitch-asian="variable" style:font-size-asian="13pt" style:font-style-asian="italic" style:font-weight-asian="bold"/>
    </style:style>
    <style:style style:name="Titre_20_5" style:display-name="Titre 5" style:family="graphic">
      <style:paragraph-properties fo:margin-top="0.374cm" fo:margin-bottom="0.187cm" style:text-autospace="none"/>
      <style:text-properties style:font-name="Liberation Sans4" fo:font-family="'Liberation Sans', Arial" style:font-family-generic="swiss" style:font-pitch="variable" fo:font-size="11.5pt" fo:font-weight="bold" style:font-name-asian="Arial1" style:font-family-asian="Arial" style:font-pitch-asian="variable" style:font-size-asian="11.5pt" style:font-weight-asian="bold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e" style:family="graphic">
      <style:paragraph-properties fo:margin-top="0cm" fo:margin-bottom="0.436cm" fo:line-height="115%" style:text-autospace="none"/>
      <style:text-properties style:font-name-asian="Arial3" style:font-family-asian="Arial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Arial3" style:font-family-asian="Arial" style:font-family-generic-asian="swiss" style:font-size-asian="12pt" style:font-style-asian="italic" style:font-size-complex="12pt" style:font-style-complex="italic"/>
    </style:style>
    <style:style style:name="Index" style:family="graphic">
      <style:paragraph-properties style:text-autospace="none"/>
      <style:text-properties style:font-name-asian="Arial3" style:font-family-asian="Arial" style:font-family-generic-asian="swiss"/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style:font-name="Liberation Sans4" fo:font-family="'Liberation Sans', Arial" style:font-family-generic="swiss" style:font-pitch="variable" fo:font-size="28pt" fo:font-weight="bold" style:font-name-asian="Arial1" style:font-family-asian="Arial" style:font-pitch-asian="variable" style:font-size-asian="28pt" style:font-weight-asian="bold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Standard-background" style:family="presentation">
      <style:graphic-properties draw:stroke="none" draw:fill="none" draw:fill-color="#2a2240" draw:fill-image-width="0cm" draw:fill-image-height="0cm" style:repeat="repeat" draw:fill-image-ref-point-x="0%" draw:fill-image-ref-point-y="0%" draw:fill-image-ref-point="center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8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color="#ffffff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1" fo:font-family="'Liberation Sans'" style:font-family-generic="roman" style:font-pitch="variable" fo:font-size="128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2a2240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5cm" svg:x="1.4cm" svg:y="0.838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01T19:31:03.906000000</meta:creation-date>
    <dc:date>2021-11-29T08:06:39.777000000</dc:date>
    <meta:editing-duration>P1DT23M</meta:editing-duration>
    <meta:editing-cycles>288</meta:editing-cycles>
    <meta:generator>LibreOffice/7.0.1.2$Windows_X86_64 LibreOffice_project/7cbcfc562f6eb6708b5ff7d7397325de9e764452</meta:generator>
    <meta:document-statistic meta:object-count="665"/>
  </office:meta>
</office:document-meta>
</file>